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ymbol" svg:font-family="Symbol" style:font-charset="x-symbol"/>
    <style:font-face style:name="OpenSymbol2" svg:font-family="OpenSymbol" style:font-adornments="Regular" style:font-pitch="variable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Times New Roman" svg:font-family="'Times New Roman'" style:font-adornments="Regular" style:font-pitch="fixed"/>
    <style:font-face style:name="David CLM" svg:font-family="'David CLM'" style:font-pitch="variable"/>
    <style:font-face style:name="David CLM1" svg:font-family="'David CLM'" style:font-adornments="Regular" style:font-pitch="variable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Times New Roman1" svg:font-family="'Times New Roman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3" svg:font-family="OpenSymbol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officeooo:paragraph-rsid="029bdbb0"/>
    </style:style>
    <style:style style:name="P3" style:family="paragraph" style:parent-style-name="Text_20_body">
      <style:paragraph-properties fo:line-height="100%"/>
      <style:text-properties officeooo:rsid="04af6545" officeooo:paragraph-rsid="04af6545"/>
    </style:style>
    <style:style style:name="P4" style:family="paragraph" style:parent-style-name="Text_20_body">
      <style:text-properties officeooo:rsid="05718872" officeooo:paragraph-rsid="05718872"/>
    </style:style>
    <style:style style:name="P5" style:family="paragraph" style:parent-style-name="Text_20_body">
      <style:text-properties officeooo:rsid="04eb2fb1" officeooo:paragraph-rsid="04eb2fb1"/>
    </style:style>
    <style:style style:name="P6" style:family="paragraph" style:parent-style-name="Text_20_body">
      <style:text-properties officeooo:rsid="0516726b" officeooo:paragraph-rsid="0594c1d1"/>
    </style:style>
    <style:style style:name="P7" style:family="paragraph" style:parent-style-name="Text_20_body">
      <style:text-properties officeooo:rsid="051857fb" officeooo:paragraph-rsid="0594c1d1"/>
    </style:style>
    <style:style style:name="P8" style:family="paragraph" style:parent-style-name="Heading_20_2">
      <style:paragraph-properties fo:line-height="100%"/>
      <style:text-properties officeooo:rsid="04d67b69" officeooo:paragraph-rsid="04ea4747"/>
    </style:style>
    <style:style style:name="P9" style:family="paragraph" style:parent-style-name="Heading_20_2">
      <style:text-properties officeooo:paragraph-rsid="056043cc"/>
    </style:style>
    <style:style style:name="P10" style:family="paragraph" style:parent-style-name="Heading_20_2">
      <style:text-properties officeooo:rsid="052ad1a0" officeooo:paragraph-rsid="05707a8f"/>
    </style:style>
    <style:style style:name="P11" style:family="paragraph" style:parent-style-name="Heading_20_2">
      <style:text-properties officeooo:paragraph-rsid="0594c1d1"/>
    </style:style>
    <style:style style:name="P12" style:family="paragraph" style:parent-style-name="Text_20_body">
      <style:paragraph-properties fo:margin-top="0in" fo:margin-bottom="0.0181in" loext:contextual-spacing="false"/>
      <style:text-properties officeooo:rsid="05707a8f" officeooo:paragraph-rsid="05707a8f"/>
    </style:style>
    <style:style style:name="P13" style:family="paragraph" style:parent-style-name="Text_20_body">
      <style:paragraph-properties fo:margin-top="0in" fo:margin-bottom="0.0181in" loext:contextual-spacing="false" fo:text-align="end" style:justify-single-word="false" style:writing-mode="rl-tb"/>
      <style:text-properties officeooo:paragraph-rsid="058423e5"/>
    </style:style>
    <style:style style:name="P14" style:family="paragraph" style:parent-style-name="Text_20_body">
      <style:paragraph-properties fo:text-align="end" style:justify-single-word="false" style:writing-mode="rl-tb"/>
      <style:text-properties officeooo:paragraph-rsid="058423e5"/>
    </style:style>
    <style:style style:name="P15" style:family="paragraph" style:parent-style-name="Text_20_body">
      <style:paragraph-properties fo:text-align="start" style:justify-single-word="false" style:writing-mode="lr-tb"/>
      <style:text-properties fo:font-style="italic" officeooo:rsid="051857fb" officeooo:paragraph-rsid="0594c1d1" style:font-style-asian="italic" style:font-style-complex="italic"/>
    </style:style>
    <style:style style:name="P16" style:family="paragraph" style:parent-style-name="Text_20_body">
      <style:text-properties officeooo:rsid="058d1665" officeooo:paragraph-rsid="058d1665"/>
    </style:style>
    <style:style style:name="P17" style:family="paragraph" style:parent-style-name="Text_20_body" style:list-style-name="L4">
      <style:text-properties officeooo:paragraph-rsid="058d1665"/>
    </style:style>
    <style:style style:name="P18" style:family="paragraph" style:parent-style-name="Text_20_body">
      <style:text-properties officeooo:rsid="04c11b0a" officeooo:paragraph-rsid="056043cc"/>
    </style:style>
    <style:style style:name="P19" style:family="paragraph" style:parent-style-name="Text_20_body" style:list-style-name="L4">
      <style:text-properties officeooo:rsid="04c11b0a" officeooo:paragraph-rsid="05aef55c"/>
    </style:style>
    <style:style style:name="P20" style:family="paragraph" style:parent-style-name="Text_20_body">
      <style:text-properties officeooo:paragraph-rsid="05718872"/>
    </style:style>
    <style:style style:name="P21" style:family="paragraph" style:parent-style-name="Text_20_body">
      <style:text-properties officeooo:paragraph-rsid="0594c1d1"/>
    </style:style>
    <style:style style:name="P22" style:family="paragraph" style:parent-style-name="Text_20_body" style:list-style-name="L7">
      <style:text-properties fo:font-style="normal" officeooo:rsid="0585f7bb" officeooo:paragraph-rsid="05a8a9ce" style:font-style-asian="normal" style:font-style-complex="normal"/>
    </style:style>
    <style:style style:name="P23" style:family="paragraph" style:parent-style-name="Text_20_body" style:list-style-name="L4">
      <style:text-properties style:use-window-font-color="true" officeooo:paragraph-rsid="05b81d90" fo:background-color="transparent"/>
    </style:style>
    <style:style style:name="P24" style:family="paragraph" style:parent-style-name="Text_20_body" style:list-style-name="L1">
      <style:paragraph-properties fo:margin-top="0in" fo:margin-bottom="0in" loext:contextual-spacing="false"/>
      <style:text-properties officeooo:rsid="05707a8f" officeooo:paragraph-rsid="05707a8f"/>
    </style:style>
    <style:style style:name="P25" style:family="paragraph" style:parent-style-name="Text_20_body" style:list-style-name="L1">
      <style:paragraph-properties fo:margin-top="0in" fo:margin-bottom="0.0181in" loext:contextual-spacing="false"/>
      <style:text-properties officeooo:rsid="05707a8f" officeooo:paragraph-rsid="05707a8f"/>
    </style:style>
    <style:style style:name="P26" style:family="paragraph" style:parent-style-name="Text_20_body">
      <style:paragraph-properties fo:margin-top="0in" fo:margin-bottom="0.0181in" loext:contextual-spacing="false"/>
      <style:text-properties officeooo:rsid="05707a8f" officeooo:paragraph-rsid="05bb2848"/>
    </style:style>
    <style:style style:name="P27" style:family="paragraph" style:parent-style-name="Text_20_body" style:list-style-name="L11">
      <style:paragraph-properties fo:margin-top="0in" fo:margin-bottom="0.0181in" loext:contextual-spacing="false"/>
      <style:text-properties officeooo:rsid="05707a8f" officeooo:paragraph-rsid="05bb2848"/>
    </style:style>
    <style:style style:name="P28" style:family="paragraph" style:parent-style-name="Text_20_body" style:list-style-name="L11">
      <style:paragraph-properties fo:margin-top="0in" fo:margin-bottom="0.0181in" loext:contextual-spacing="false"/>
      <style:text-properties officeooo:paragraph-rsid="05bb2848"/>
    </style:style>
    <style:style style:name="P29" style:family="paragraph" style:parent-style-name="Text_20_body">
      <style:paragraph-properties fo:margin-top="0in" fo:margin-bottom="0.0181in" loext:contextual-spacing="false"/>
      <style:text-properties officeooo:paragraph-rsid="05bb2848"/>
    </style:style>
    <style:style style:name="P30" style:family="paragraph" style:parent-style-name="Text_20_body" style:list-style-name="L11">
      <style:paragraph-properties fo:margin-top="0in" fo:margin-bottom="0.0181in" loext:contextual-spacing="false"/>
      <style:text-properties officeooo:rsid="05bb2848" officeooo:paragraph-rsid="05bd75e3"/>
    </style:style>
    <style:style style:name="P31" style:family="paragraph" style:parent-style-name="Text_20_body" style:list-style-name="L11">
      <style:paragraph-properties fo:margin-top="0in" fo:margin-bottom="0.0181in" loext:contextual-spacing="false"/>
      <style:text-properties officeooo:rsid="05bea7aa" officeooo:paragraph-rsid="05c01259"/>
    </style:style>
    <style:style style:name="P32" style:family="paragraph" style:parent-style-name="Text_20_body">
      <style:paragraph-properties fo:margin-top="0in" fo:margin-bottom="0.0181in" loext:contextual-spacing="false" fo:text-align="start" style:justify-single-word="false" style:writing-mode="lr-tb"/>
      <style:text-properties style:font-name="Courier New" fo:font-size="10pt" officeooo:paragraph-rsid="058423e5" style:font-size-asian="10pt" style:font-name-complex="Courier New1" style:font-size-complex="10pt"/>
    </style:style>
    <style:style style:name="P33" style:family="paragraph" style:parent-style-name="Text_20_body" style:list-style-name="WWNum2">
      <style:paragraph-properties fo:margin-top="0in" fo:margin-bottom="0.0181in" loext:contextual-spacing="false" fo:text-align="end" style:justify-single-word="false" style:writing-mode="rl-tb"/>
      <style:text-properties fo:font-weight="normal" officeooo:paragraph-rsid="058423e5" style:font-weight-asian="normal" style:font-weight-complex="normal"/>
    </style:style>
    <style:style style:name="P34" style:family="paragraph" style:parent-style-name="Text_20_body">
      <style:paragraph-properties fo:text-align="start" style:justify-single-word="false" style:writing-mode="lr-tb"/>
      <style:text-properties style:font-name="Courier New" fo:font-size="10pt" officeooo:paragraph-rsid="058423e5" style:font-size-asian="10pt" style:font-size-complex="10pt"/>
    </style:style>
    <style:style style:name="P35" style:family="paragraph" style:parent-style-name="Text_20_body">
      <style:paragraph-properties fo:text-align="start" style:justify-single-word="false" style:writing-mode="lr-tb"/>
      <style:text-properties style:font-name="Courier New" officeooo:paragraph-rsid="058423e5"/>
    </style:style>
    <style:style style:name="P36" style:family="paragraph" style:parent-style-name="Text_20_body" style:list-style-name="L7">
      <style:paragraph-properties fo:text-align="start" style:justify-single-word="false" style:writing-mode="lr-tb"/>
      <style:text-properties style:text-position="0% 100%" fo:font-style="italic" officeooo:rsid="051857fb" officeooo:paragraph-rsid="05a8a9ce" style:font-style-asian="italic" style:font-style-complex="italic"/>
    </style:style>
    <style:style style:name="P37" style:family="paragraph" style:parent-style-name="Text_20_body">
      <style:paragraph-properties fo:text-align="start" style:justify-single-word="false" style:writing-mode="lr-tb"/>
      <style:text-properties style:text-position="0% 100%" fo:font-style="italic" officeooo:rsid="051857fb" officeooo:paragraph-rsid="05a9691d" style:font-style-asian="italic" style:font-style-complex="italic"/>
    </style:style>
    <style:style style:name="P38" style:family="paragraph" style:parent-style-name="Text_20_body">
      <style:paragraph-properties fo:text-align="start" style:justify-single-word="false" style:writing-mode="lr-tb"/>
      <style:text-properties style:text-position="0% 100%" fo:font-style="italic" officeooo:rsid="05932cd2" officeooo:paragraph-rsid="05a9691d" style:font-style-asian="italic" style:font-style-complex="italic"/>
    </style:style>
    <style:style style:name="P39" style:family="paragraph" style:parent-style-name="Text_20_body">
      <style:paragraph-properties fo:text-align="end" style:justify-single-word="false" style:writing-mode="rl-tb"/>
      <style:text-properties officeooo:paragraph-rsid="0594c1d1"/>
    </style:style>
    <style:style style:name="P40" style:family="paragraph" style:parent-style-name="Text_20_body" style:list-style-name="L4">
      <style:paragraph-properties fo:text-align="end" style:justify-single-word="false" style:writing-mode="rl-tb"/>
      <style:text-properties officeooo:paragraph-rsid="059e71f1"/>
    </style:style>
    <style:style style:name="P41" style:family="paragraph" style:parent-style-name="Text_20_body" style:list-style-name="L9">
      <style:paragraph-properties fo:text-align="end" style:justify-single-word="false" style:writing-mode="rl-tb"/>
      <style:text-properties officeooo:paragraph-rsid="05a9691d"/>
    </style:style>
    <style:style style:name="P42" style:family="paragraph" style:parent-style-name="Text_20_body" style:list-style-name="L10">
      <style:paragraph-properties fo:text-align="end" style:justify-single-word="false" style:writing-mode="rl-tb"/>
      <style:text-properties officeooo:paragraph-rsid="05a9691d"/>
    </style:style>
    <style:style style:name="P43" style:family="paragraph" style:parent-style-name="Text_20_body">
      <style:paragraph-properties fo:text-align="end" style:justify-single-word="false" style:writing-mode="rl-tb"/>
      <style:text-properties style:text-position="0% 100%" officeooo:rsid="051fec76" officeooo:paragraph-rsid="0594c1d1"/>
    </style:style>
    <style:style style:name="P44" style:family="paragraph" style:parent-style-name="Text_20_body" style:list-style-name="L7">
      <style:paragraph-properties fo:text-align="end" style:justify-single-word="false" style:writing-mode="rl-tb"/>
      <style:text-properties style:text-position="0% 100%" fo:font-style="italic" officeooo:rsid="057e8e12" officeooo:paragraph-rsid="05a8a9ce" style:font-style-asian="italic" style:font-style-complex="italic"/>
    </style:style>
    <style:style style:name="P45" style:family="paragraph" style:parent-style-name="Text_20_body" style:list-style-name="L8">
      <style:paragraph-properties fo:text-align="end" style:justify-single-word="false" style:writing-mode="rl-tb"/>
      <style:text-properties style:text-position="0% 100%" fo:font-style="italic" officeooo:rsid="057e8e12" officeooo:paragraph-rsid="05a9691d" style:font-style-asian="italic" style:font-style-complex="italic"/>
    </style:style>
    <style:style style:name="P46" style:family="paragraph" style:parent-style-name="Text_20_body" style:list-style-name="L7">
      <style:paragraph-properties fo:text-align="end" style:justify-single-word="false" style:writing-mode="rl-tb"/>
      <style:text-properties style:text-position="0% 100%" fo:font-style="italic" officeooo:rsid="057e967c" officeooo:paragraph-rsid="05a8a9ce" style:font-style-asian="italic" style:font-style-complex="italic"/>
    </style:style>
    <style:style style:name="P47" style:family="paragraph" style:parent-style-name="Text_20_body">
      <style:paragraph-properties fo:text-align="end" style:justify-single-word="false" style:writing-mode="rl-tb"/>
      <style:text-properties style:text-position="0% 100%" fo:font-style="italic" officeooo:rsid="05932cd2" officeooo:paragraph-rsid="05a9691d" style:font-style-asian="italic" style:font-style-complex="italic"/>
    </style:style>
    <style:style style:name="P48" style:family="paragraph" style:parent-style-name="Text_20_body" style:list-style-name="L7">
      <style:paragraph-properties fo:text-align="end" style:justify-single-word="false" style:writing-mode="rl-tb"/>
      <style:text-properties style:text-position="0% 100%" fo:font-style="italic" style:text-underline-style="none" officeooo:rsid="05815503" officeooo:paragraph-rsid="05a8a9ce" style:font-style-asian="italic" style:font-style-complex="italic"/>
    </style:style>
    <style:style style:name="P49" style:family="paragraph" style:parent-style-name="Text_20_body">
      <style:paragraph-properties fo:text-align="end" style:justify-single-word="false" style:writing-mode="rl-tb"/>
      <style:text-properties fo:font-style="italic" officeooo:rsid="0585f7bb" officeooo:paragraph-rsid="05a8a9ce" style:font-style-asian="italic" style:font-style-complex="italic"/>
    </style:style>
    <style:style style:name="P50" style:family="paragraph" style:parent-style-name="Heading_20_1">
      <style:paragraph-properties fo:line-height="100%"/>
      <style:text-properties officeooo:rsid="04af6545" officeooo:paragraph-rsid="04af6545"/>
    </style:style>
    <style:style style:name="P51" style:family="paragraph" style:parent-style-name="Heading_20_2">
      <style:text-properties officeooo:rsid="052ad1a0" officeooo:paragraph-rsid="05718872"/>
    </style:style>
    <style:style style:name="P52" style:family="paragraph" style:parent-style-name="Default" style:list-style-name="L7">
      <style:paragraph-properties fo:text-align="end" style:justify-single-word="false" style:writing-mode="rl-tb"/>
      <style:text-properties style:text-position="0% 100%" fo:font-style="italic" officeooo:rsid="05832b47" officeooo:paragraph-rsid="05a8a9ce" style:font-style-asian="italic" style:font-style-complex="italic"/>
    </style:style>
    <style:style style:name="P53" style:family="paragraph" style:parent-style-name="Default" style:list-style-name="L7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 style:writing-mode="lr-tb"/>
      <style:text-properties style:font-name="Times New Roman1" fo:font-size="16pt" fo:font-style="italic" officeooo:paragraph-rsid="05a8a9ce" style:font-size-asian="16pt" style:font-style-asian="italic" style:font-size-complex="16pt" style:font-style-complex="italic"/>
    </style:style>
    <style:style style:name="P54" style:family="paragraph" style:parent-style-name="Default" style:list-style-name="L7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 style:writing-mode="lr-tb"/>
      <style:text-properties style:font-name="Times New Roman1" fo:font-size="16pt" fo:font-style="italic" officeooo:paragraph-rsid="05a8a9ce" style:font-size-asian="16pt" style:font-style-asian="italic" style:font-size-complex="16pt" style:font-style-complex="italic"/>
    </style:style>
    <style:style style:name="P55" style:family="paragraph" style:parent-style-name="Default" style:list-style-name="L7">
      <style:paragraph-properties fo:margin-left="0in" fo:margin-right="0in" fo:margin-top="0in" fo:margin-bottom="0in" loext:contextual-spacing="false" style:line-height-at-least="0.139in" fo:text-align="end" style:justify-single-word="false" fo:text-indent="0in" style:auto-text-indent="false" style:writing-mode="rl-tb"/>
      <style:text-properties fo:font-style="italic" officeooo:paragraph-rsid="05a8a9ce" style:font-style-asian="italic" style:font-style-complex="italic"/>
    </style:style>
    <style:style style:name="T1" style:family="text">
      <style:text-properties officeooo:rsid="04c14fe6"/>
    </style:style>
    <style:style style:name="T2" style:family="text">
      <style:text-properties fo:font-size="8pt" officeooo:rsid="04e7f806" style:font-size-asian="8pt" style:font-size-complex="8pt"/>
    </style:style>
    <style:style style:name="T3" style:family="text">
      <style:text-properties fo:font-size="8pt" officeooo:rsid="058d1665" style:font-size-asian="8pt" style:font-size-complex="8pt"/>
    </style:style>
    <style:style style:name="T4" style:family="text">
      <style:text-properties fo:font-size="8pt" officeooo:rsid="05139ee2" style:font-size-asian="8pt" style:font-size-complex="8pt"/>
    </style:style>
    <style:style style:name="T5" style:family="text">
      <style:text-properties officeooo:rsid="04c9dbac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58bcf38" style:font-weight-asian="bold" style:font-weight-complex="bold"/>
    </style:style>
    <style:style style:name="T8" style:family="text">
      <style:text-properties fo:font-weight="bold" officeooo:rsid="059e71f1" style:font-weight-asian="bold" style:font-weight-complex="bold"/>
    </style:style>
    <style:style style:name="T9" style:family="text">
      <style:text-properties fo:font-weight="bold" officeooo:rsid="05718872" style:font-weight-asian="bold" style:font-weight-complex="bold"/>
    </style:style>
    <style:style style:name="T10" style:family="text">
      <style:text-properties fo:font-weight="bold" officeooo:rsid="0582dbe2" style:font-weight-asian="bold" style:font-weight-complex="bold"/>
    </style:style>
    <style:style style:name="T11" style:family="text">
      <style:text-properties fo:font-weight="bold" officeooo:rsid="05bb2848" style:font-weight-asian="bold" style:font-weight-complex="bold"/>
    </style:style>
    <style:style style:name="T12" style:family="text">
      <style:text-properties officeooo:rsid="04e7f806"/>
    </style:style>
    <style:style style:name="T13" style:family="text">
      <style:text-properties officeooo:rsid="04ecb878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weight="normal" officeooo:rsid="04f30b09" style:font-weight-asian="normal" style:font-weight-complex="normal"/>
    </style:style>
    <style:style style:name="T16" style:family="text">
      <style:text-properties fo:font-weight="normal" officeooo:rsid="0584e540" style:font-weight-asian="normal" style:font-weight-complex="normal"/>
    </style:style>
    <style:style style:name="T17" style:family="text">
      <style:text-properties fo:font-weight="normal" officeooo:rsid="05718872" style:font-weight-asian="normal" style:font-weight-complex="normal"/>
    </style:style>
    <style:style style:name="T18" style:family="text">
      <style:text-properties fo:font-weight="normal" officeooo:rsid="059e71f1" style:font-weight-asian="normal" style:font-weight-complex="normal"/>
    </style:style>
    <style:style style:name="T19" style:family="text">
      <style:text-properties fo:font-weight="normal" officeooo:rsid="05a025ec" style:font-weight-asian="normal" style:font-weight-complex="normal"/>
    </style:style>
    <style:style style:name="T20" style:family="text">
      <style:text-properties fo:font-weight="normal" officeooo:rsid="0582dbe2" style:font-weight-asian="normal" style:font-weight-complex="normal"/>
    </style:style>
    <style:style style:name="T21" style:family="text">
      <style:text-properties fo:font-weight="normal" officeooo:rsid="05bb2848" style:font-weight-asian="normal" style:font-weight-complex="normal"/>
    </style:style>
    <style:style style:name="T22" style:family="text">
      <style:text-properties fo:font-weight="normal" officeooo:rsid="05bd75e3" style:font-weight-asian="normal" style:font-weight-complex="normal"/>
    </style:style>
    <style:style style:name="T23" style:family="text">
      <style:text-properties fo:font-weight="normal" officeooo:rsid="05bee1a5" style:font-weight-asian="normal" style:font-weight-complex="normal"/>
    </style:style>
    <style:style style:name="T24" style:family="text">
      <style:text-properties fo:font-weight="normal" officeooo:rsid="05bf6c20" style:font-weight-asian="normal" style:font-weight-complex="normal"/>
    </style:style>
    <style:style style:name="T25" style:family="text">
      <style:text-properties fo:font-weight="normal" officeooo:rsid="05c01259" style:font-weight-asian="normal" style:font-weight-complex="normal"/>
    </style:style>
    <style:style style:name="T26" style:family="text">
      <style:text-properties fo:font-weight="normal" officeooo:rsid="05c1f633" style:font-weight-asian="normal" style:font-weight-complex="normal"/>
    </style:style>
    <style:style style:name="T27" style:family="text">
      <style:text-properties fo:font-weight="normal" officeooo:rsid="05c2a713" style:font-weight-asian="normal" style:font-weight-complex="normal"/>
    </style:style>
    <style:style style:name="T28" style:family="text">
      <style:text-properties fo:font-weight="normal" officeooo:rsid="05c40c9f" style:font-weight-asian="normal" style:font-weight-complex="normal"/>
    </style:style>
    <style:style style:name="T29" style:family="text">
      <style:text-properties fo:font-weight="normal" officeooo:rsid="05c4eb3d" style:font-weight-asian="normal" style:font-weight-complex="normal"/>
    </style:style>
    <style:style style:name="T30" style:family="text">
      <style:text-properties officeooo:rsid="0504e67b"/>
    </style:style>
    <style:style style:name="T31" style:family="text">
      <style:text-properties officeooo:rsid="0505c38a"/>
    </style:style>
    <style:style style:name="T32" style:family="text">
      <style:text-properties officeooo:rsid="050ce1d0"/>
    </style:style>
    <style:style style:name="T33" style:family="text">
      <style:text-properties officeooo:rsid="05226f8d"/>
    </style:style>
    <style:style style:name="T34" style:family="text">
      <style:text-properties officeooo:rsid="056dcf64"/>
    </style:style>
    <style:style style:name="T35" style:family="text">
      <style:text-properties officeooo:rsid="05707a8f"/>
    </style:style>
    <style:style style:name="T36" style:family="text">
      <style:text-properties officeooo:rsid="0571c66a"/>
    </style:style>
    <style:style style:name="T37" style:family="text">
      <style:text-properties officeooo:rsid="0572908e"/>
    </style:style>
    <style:style style:name="T38" style:family="text">
      <style:text-properties officeooo:rsid="0572f345"/>
    </style:style>
    <style:style style:name="T39" style:family="text">
      <style:text-properties officeooo:rsid="05747c27"/>
    </style:style>
    <style:style style:name="T40" style:family="text">
      <style:text-properties fo:font-style="italic" style:font-style-asian="italic" style:font-style-complex="italic"/>
    </style:style>
    <style:style style:name="T41" style:family="text">
      <style:text-properties fo:font-style="italic" officeooo:rsid="051fec76" style:font-style-asian="italic" style:font-style-complex="italic"/>
    </style:style>
    <style:style style:name="T42" style:family="text">
      <style:text-properties fo:font-style="italic" officeooo:rsid="05878efc" style:font-style-asian="italic" style:font-style-complex="italic"/>
    </style:style>
    <style:style style:name="T4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4" style:family="text">
      <style:text-properties fo:font-style="italic" fo:font-weight="normal" officeooo:rsid="05bee1a5" style:font-style-asian="italic" style:font-weight-asian="normal" style:font-style-complex="italic" style:font-weight-complex="normal"/>
    </style:style>
    <style:style style:name="T45" style:family="text">
      <style:text-properties officeooo:rsid="057f17d3"/>
    </style:style>
    <style:style style:name="T46" style:family="text">
      <style:text-properties style:font-name="Courier New" fo:font-size="12pt" fo:font-weight="bold" officeooo:rsid="059e71f1" style:font-size-asian="12pt" style:font-weight-asian="bold" style:font-size-complex="12pt" style:font-weight-complex="bold"/>
    </style:style>
    <style:style style:name="T47" style:family="text">
      <style:text-properties style:font-name="Courier New" fo:font-size="12pt" officeooo:rsid="059e71f1" style:font-size-asian="12pt" style:font-size-complex="12pt"/>
    </style:style>
    <style:style style:name="T48" style:family="text">
      <style:text-properties style:font-name="Courier New" fo:font-size="12pt" officeooo:rsid="05b0f8ee" style:font-size-asian="12pt" style:font-size-complex="12pt"/>
    </style:style>
    <style:style style:name="T49" style:family="text">
      <style:text-properties officeooo:rsid="058423e5"/>
    </style:style>
    <style:style style:name="T50" style:family="text">
      <style:text-properties officeooo:rsid="058a20eb"/>
    </style:style>
    <style:style style:name="T51" style:family="text">
      <style:text-properties officeooo:rsid="058bcf38"/>
    </style:style>
    <style:style style:name="T52" style:family="text">
      <style:text-properties officeooo:rsid="058d1665"/>
    </style:style>
    <style:style style:name="T53" style:family="text">
      <style:text-properties officeooo:rsid="04ed7cbc"/>
    </style:style>
    <style:style style:name="T54" style:family="text">
      <style:text-properties officeooo:rsid="059074ea"/>
    </style:style>
    <style:style style:name="T55" style:family="text">
      <style:text-properties fo:font-size="12pt" officeooo:rsid="059e71f1" style:font-size-asian="12pt" style:font-size-complex="12pt"/>
    </style:style>
    <style:style style:name="T56" style:family="text">
      <style:text-properties fo:font-size="12pt" officeooo:rsid="05b67997" style:font-size-asian="12pt" style:font-size-complex="12pt"/>
    </style:style>
    <style:style style:name="T57" style:family="text">
      <style:text-properties fo:font-size="12pt" officeooo:rsid="05b7f26b" style:font-size-asian="12pt" style:font-size-complex="12pt"/>
    </style:style>
    <style:style style:name="T58" style:family="text">
      <style:text-properties fo:font-size="12pt" officeooo:rsid="05718872" style:font-size-asian="12pt" style:font-size-complex="12pt"/>
    </style:style>
    <style:style style:name="T59" style:family="text">
      <style:text-properties fo:font-size="12pt" fo:font-weight="bold" officeooo:rsid="059e71f1" style:font-size-asian="12pt" style:font-weight-asian="bold" style:font-size-complex="12pt" style:font-weight-complex="bold"/>
    </style:style>
    <style:style style:name="T60" style:family="text">
      <style:text-properties fo:font-size="12pt" fo:font-weight="bold" officeooo:rsid="05b7f26b" style:font-size-asian="12pt" style:font-weight-asian="bold" style:font-size-complex="12pt" style:font-weight-complex="bold"/>
    </style:style>
    <style:style style:name="T61" style:family="text">
      <style:text-properties style:text-position="sub 58%"/>
    </style:style>
    <style:style style:name="T62" style:family="text">
      <style:text-properties style:text-position="sub 58%" fo:font-style="italic" style:font-style-asian="italic" style:font-style-complex="italic"/>
    </style:style>
    <style:style style:name="T63" style:family="text">
      <style:text-properties style:text-position="sub 58%" fo:font-style="italic" officeooo:rsid="051fec76" style:font-style-asian="italic" style:font-style-complex="italic"/>
    </style:style>
    <style:style style:name="T64" style:family="text">
      <style:text-properties style:text-position="sub 58%" fo:font-style="italic" officeooo:rsid="051857fb" style:font-style-asian="italic" style:font-style-complex="italic"/>
    </style:style>
    <style:style style:name="T65" style:family="text">
      <style:text-properties style:text-position="sub 58%" officeooo:rsid="051fec76"/>
    </style:style>
    <style:style style:name="T66" style:family="text">
      <style:text-properties style:text-position="sub 58%" officeooo:rsid="052623dc"/>
    </style:style>
    <style:style style:name="T67" style:family="text">
      <style:text-properties style:text-position="sub 58%" officeooo:rsid="057e8e12"/>
    </style:style>
    <style:style style:name="T68" style:family="text">
      <style:text-properties style:text-position="sub 58%" officeooo:rsid="051857fb"/>
    </style:style>
    <style:style style:name="T69" style:family="text">
      <style:text-properties style:text-position="sub 58%" officeooo:rsid="057e967c"/>
    </style:style>
    <style:style style:name="T70" style:family="text">
      <style:text-properties style:text-position="sub 58%" officeooo:rsid="057f91b3"/>
    </style:style>
    <style:style style:name="T71" style:family="text">
      <style:text-properties style:text-position="sub 58%" officeooo:rsid="05832b47"/>
    </style:style>
    <style:style style:name="T72" style:family="text">
      <style:text-properties style:text-position="sub 58%" officeooo:rsid="058db4b0"/>
    </style:style>
    <style:style style:name="T73" style:family="text">
      <style:text-properties officeooo:rsid="05139ee2"/>
    </style:style>
    <style:style style:name="T74" style:family="text">
      <style:text-properties fo:font-size="10pt" style:font-size-asian="10pt" style:font-size-complex="10pt"/>
    </style:style>
    <style:style style:name="T75" style:family="text">
      <style:text-properties officeooo:rsid="05180aee"/>
    </style:style>
    <style:style style:name="T76" style:family="text">
      <style:text-properties officeooo:rsid="051fec76"/>
    </style:style>
    <style:style style:name="T77" style:family="text">
      <style:text-properties officeooo:rsid="0518a5f0"/>
    </style:style>
    <style:style style:name="T78" style:family="text">
      <style:text-properties style:text-position="0% 100%"/>
    </style:style>
    <style:style style:name="T79" style:family="text">
      <style:text-properties style:text-position="0% 100%" officeooo:rsid="0518a5f0"/>
    </style:style>
    <style:style style:name="T80" style:family="text">
      <style:text-properties style:text-position="0% 100%" fo:font-style="italic" style:font-style-asian="italic" style:font-style-complex="italic"/>
    </style:style>
    <style:style style:name="T81" style:family="text">
      <style:text-properties style:text-position="0% 100%" fo:font-style="italic" officeooo:rsid="051857fb" style:font-style-asian="italic" style:font-style-complex="italic"/>
    </style:style>
    <style:style style:name="T82" style:family="text">
      <style:text-properties style:text-position="0% 100%" fo:font-style="italic" officeooo:rsid="05932cd2" style:font-style-asian="italic" style:font-style-complex="italic"/>
    </style:style>
    <style:style style:name="T83" style:family="text">
      <style:text-properties style:text-position="0% 100%" officeooo:rsid="052623dc"/>
    </style:style>
    <style:style style:name="T84" style:family="text">
      <style:text-properties style:text-position="0% 100%" officeooo:rsid="0526c858"/>
    </style:style>
    <style:style style:name="T85" style:family="text">
      <style:text-properties style:text-position="0% 100%" officeooo:rsid="051fec76"/>
    </style:style>
    <style:style style:name="T86" style:family="text">
      <style:text-properties style:text-position="0% 100%" officeooo:rsid="05961008"/>
    </style:style>
    <style:style style:name="T87" style:family="text">
      <style:text-properties officeooo:rsid="0594c1d1"/>
    </style:style>
    <style:style style:name="T88" style:family="text">
      <style:text-properties officeooo:rsid="0595a984"/>
    </style:style>
    <style:style style:name="T89" style:family="text">
      <style:text-properties officeooo:rsid="059e71f1"/>
    </style:style>
    <style:style style:name="T90" style:family="text">
      <style:text-properties officeooo:rsid="05718872"/>
    </style:style>
    <style:style style:name="T91" style:family="text">
      <style:text-properties officeooo:rsid="057e967c"/>
    </style:style>
    <style:style style:name="T92" style:family="text">
      <style:text-properties officeooo:rsid="057e8e12"/>
    </style:style>
    <style:style style:name="T93" style:family="text">
      <style:text-properties officeooo:rsid="051857fb"/>
    </style:style>
    <style:style style:name="T94" style:family="text">
      <style:text-properties style:font-name-complex="David CLM"/>
    </style:style>
    <style:style style:name="T95" style:family="text">
      <style:text-properties style:font-name="Times New Roman"/>
    </style:style>
    <style:style style:name="T96" style:family="text">
      <style:text-properties officeooo:rsid="05832b47"/>
    </style:style>
    <style:style style:name="T97" style:family="text">
      <style:text-properties officeooo:rsid="05878efc"/>
    </style:style>
    <style:style style:name="T98" style:family="text">
      <style:text-properties fo:font-style="normal" officeooo:rsid="05a9691d" style:font-style-asian="normal" style:font-style-complex="normal"/>
    </style:style>
    <style:style style:name="T99" style:family="text">
      <style:text-properties fo:font-style="normal" fo:font-weight="bold" officeooo:rsid="05a9691d" style:font-style-asian="normal" style:font-weight-asian="bold" style:font-style-complex="normal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6008in" fo:text-indent="-0.25in" fo:margin-left="0.6008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8508in" fo:text-indent="-0.25in" fo:margin-left="0.8508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1008in" fo:text-indent="-0.25in" fo:margin-left="1.1008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3508in" fo:text-indent="-0.25in" fo:margin-left="1.3508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6008in" fo:text-indent="-0.25in" fo:margin-left="1.6008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8508in" fo:text-indent="-0.25in" fo:margin-left="1.8508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1008in" fo:text-indent="-0.25in" fo:margin-left="2.1008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3508in" fo:text-indent="-0.25in" fo:margin-left="2.3508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6008in" fo:text-indent="-0.25in" fo:margin-left="2.6008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8508in" fo:text-indent="-0.25in" fo:margin-left="2.8508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0" text:outline-level="1"><text:span text:style-name="T33">מטלה</text:span> <text:span text:style-name="T34">- מכרזים אמיתיים</text:span></text:h>
      <text:p text:style-name="P3">יש לענות על שאלה אחת לבחירתכם.</text:p>
      <text:p text:style-name="P8">שאלה <text:span text:style-name="T32">1: וריאציות על מכרז ויקרי </text:span><text:span text:style-name="T2">(הקורס של טים, שאל</text:span><text:span text:style-name="T3">ות 27, 29</text:span><text:span text:style-name="T2">)</text:span></text:p>
      <text:p text:style-name="P5"><text:span text:style-name="T52">א. </text:span>ויקי המציאה מכרז חדש<text:span text:style-name="T13"> למכירת חפץ יחיד</text:span>: <text:span text:style-name="T13">מי שההכרזה שלו גבוהה ביותר זוכה בחפץ</text:span>, ומשלם את המחיר <text:span text:style-name="T6">השלישי</text:span><text:span text:style-name="T15"> (במקום המחיר השני במכרז ויקרי)</text:span>. האם המכרז של ויקי אמיתי? <text:span text:style-name="T45">הוכיחו.</text:span></text:p>
      <text:p text:style-name="P16">ב. <text:span text:style-name="T53">כדי לגייס כסף לשיפוץ הבית, החלטתם למכור את אוסף העטים הנדירים שלכם. באוסף יש 10 עטים זהים. <text:s text:c="2"/>ישנם 20 אנשים המעוניינים להשתתף במכרז. כל אחד מעוניין בעט אחד לכל היותר. תארו מכרז אמיתי ויעיל פארטו למכירת העטים.</text:span></text:p>
      <text:list xml:id="list3089152699" text:style-name="L4">
        <text:list-item>
          <text:p text:style-name="P17"><text:span text:style-name="T8">פתרון</text:span><text:span text:style-name="T89">: א – דניאל ואיתן. ב – ירדן בן-אמיתי.</text:span></text:p>
        </text:list-item>
      </text:list>
      <text:p text:style-name="P11">שאלה <text:span text:style-name="T87">2</text:span>: <text:span text:style-name="T73">מכרזי פירסום - איכות המודעה</text:span><text:span text:style-name="T4"> (הקורס של טים, תרגילים 32, 34)</text:span></text:p>
      <text:p text:style-name="P6">בשיעור הנחנו<text:span text:style-name="T75">,</text:span> <text:span text:style-name="T75">שהסתברות ההקלקה על מודעה מסויימת תלויה רק במיקום שלה ולא במודעה. במציאות, הסתברות ההקלקה על מודעה תלויה גם במיקום וגם במודעה עצמה.</text:span></text:p>
      <text:p text:style-name="P7"><text:span text:style-name="T76">א. </text:span>נניח <text:span text:style-name="T77">שלכל </text:span>מודעה <text:span text:style-name="T40">j</text:span> יש מקדם איכות <text:span text:style-name="T40">q</text:span><text:span text:style-name="T62">j</text:span><text:span text:style-name="T61">, <text:s/></text:span><text:span text:style-name="T78">והסתברות ההקלקה </text:span><text:span text:style-name="T79">כש</text:span><text:span text:style-name="T78">שמים אותה במקום </text:span><text:span text:style-name="T80">k</text:span><text:span text:style-name="T78"> היא:</text:span></text:p>
      <text:p text:style-name="P15"><text:span text:style-name="T78">r</text:span><text:span text:style-name="T65">j,</text:span><text:span text:style-name="T61">k</text:span><text:span text:style-name="T66"> </text:span><text:span text:style-name="T83"><text:s/>= </text:span><text:span text:style-name="T78">r</text:span><text:span text:style-name="T61">k</text:span><text:span text:style-name="T78">*q</text:span><text:span text:style-name="T61">j</text:span></text:p>
      <text:p text:style-name="P43">תארו אלגוריתם המשבץ מודעות למיקומים וממקסם את סכום הערכים. <text:span text:style-name="T88">הוכיחו את נכונות האלגוריתם.</text:span></text:p>
      <text:list xml:id="list28447181" text:style-name="L7">
        <text:list-item>
          <text:p text:style-name="P44"><text:span text:style-name="T6">פתרון</text:span>: הערך הממוצע של <text:span text:style-name="T91">מפרסם</text:span>j כששמים אותו במיקום k הוא<text:span text:style-name="T91"> הסתברות ההקלקה כפול הערך לקליק (</text:span>v<text:span text:style-name="T61">j</text:span><text:span text:style-name="T91">):</text:span></text:p>
        </text:list-item>
        <text:list-item>
          <text:p text:style-name="P36"><text:span text:style-name="T92">v</text:span><text:span text:style-name="T67">j</text:span>*q<text:span text:style-name="T61">j</text:span><text:span text:style-name="T92">*</text:span>r<text:span text:style-name="T61">k</text:span></text:p>
        </text:list-item>
        <text:list-item>
          <text:p text:style-name="P46">לכן, כדי למקסם את סכום הערכים, נסדר את המפרסמים בסדר יורד של המכפלה <text:span text:style-name="T92">v</text:span><text:span text:style-name="T67">j</text:span><text:span text:style-name="T93">*q</text:span><text:span text:style-name="T68">j</text:span>, כך ש:</text:p>
        </text:list-item>
        <text:list-item>
          <text:p text:style-name="P36"><text:span text:style-name="T92">v</text:span><text:span text:style-name="T69">1</text:span>*q<text:span text:style-name="T69">1</text:span><text:span text:style-name="T91"> &gt; v</text:span><text:span text:style-name="T69">2</text:span>*q<text:span text:style-name="T69">2</text:span><text:span text:style-name="T91"> &gt; v</text:span><text:span text:style-name="T69">3</text:span>*q<text:span text:style-name="T69">3 </text:span><text:span text:style-name="T70"><text:s/></text:span><text:span text:style-name="T91">&gt; </text:span><text:span text:style-name="T69">...</text:span></text:p>
        </text:list-item>
        <text:list-item>
          <text:p text:style-name="P48">ונסדר אותם לפי הסדר במקום 1, 2, 3, וכו'.</text:p>
        </text:list-item>
        <text:list-item>
          <text:p text:style-name="P48"><text:span text:style-name="T6">הוכחה שהאלגוריתם </text:span><text:span text:style-name="T10">החמדני אכן ממקסם את סכום הערכים</text:span><text:span text:style-name="T20">:</text:span></text:p>
        </text:list-item>
        <text:list-item>
          <text:p text:style-name="P52"><text:span text:style-name="T94">נתבונן בשני מפרסמים</text:span> <text:span text:style-name="T95">j,i</text:span> <text:s/><text:span text:style-name="T94">ובסדר אחר שבו:</text:span></text:p>
        </text:list-item>
        <text:list-item>
          <text:p text:style-name="P53">v<text:span text:style-name="T61">j</text:span><text:span text:style-name="T96">*q</text:span><text:span text:style-name="T71">j</text:span> &lt; v<text:span text:style-name="T61">i</text:span><text:span text:style-name="T96">*q</text:span><text:span text:style-name="T71">i</text:span> <text:s text:c="23"/>r<text:span text:style-name="T61">k(j)</text:span> &gt; r<text:span text:style-name="T61">k(i)</text:span></text:p>
        </text:list-item>
        <text:list-item>
          <text:p text:style-name="P55"><text:span text:style-name="T94">נחליף את מפרסמים </text:span><text:span text:style-name="T95">j</text:span> ו-<text:span text:style-name="T95">i</text:span>.<text:span text:style-name="T94"> השינוי בסכום הערכים:</text:span></text:p>
        </text:list-item>
        <text:list-item>
          <text:p text:style-name="P54">v<text:span text:style-name="T61">i</text:span>*<text:span text:style-name="T96">q</text:span><text:span text:style-name="T71">i</text:span><text:span text:style-name="T96">*</text:span>(r<text:span text:style-name="T61">k(j)</text:span>-r<text:span text:style-name="T61">k(i)</text:span>) <text:s/>- <text:s/>v<text:span text:style-name="T61">j</text:span>*<text:span text:style-name="T96">q</text:span><text:span text:style-name="T71">j</text:span><text:span text:style-name="T96">*</text:span>(r<text:span text:style-name="T61">k(j)-</text:span>r<text:span text:style-name="T61">k(i)</text:span>) = (v<text:span text:style-name="T61">i</text:span><text:span text:style-name="T96">*q</text:span><text:span text:style-name="T71">i</text:span>-v<text:span text:style-name="T61">j</text:span><text:span text:style-name="T96">*q</text:span><text:span text:style-name="T71">j</text:span>)(r<text:span text:style-name="T61">k(j)</text:span>-r<text:span text:style-name="T61">k(i)</text:span>) &gt; 0</text:p>
        </text:list-item>
        <text:list-item>
          <text:p text:style-name="P22"><text:span text:style-name="T40">כלומר, הסדר האחר </text:span><text:span text:style-name="T42">אינו ממקסם את סכום הערכים!</text:span><text:span text:style-name="T97"> מש"ל.</text:span></text:p>
        </text:list-item>
      </text:list>
      <text:p text:style-name="P49"><text:span text:style-name="T64"/></text:p>
      <text:p text:style-name="P21"><text:span text:style-name="T76">ב. נניח שלכל מודעה </text:span><text:span text:style-name="T41">j</text:span><text:span text:style-name="T76"> ומיקום </text:span><text:span text:style-name="T41">k</text:span><text:span text:style-name="T76"> יש הסתברות הקלקה כללית (לא דווקא ליניארית): <text:s text:c="5"/></text:span><text:span text:style-name="T81">r</text:span><text:span text:style-name="T63">j,</text:span><text:span text:style-name="T64">k</text:span></text:p>
      <text:p text:style-name="P39"><text:span text:style-name="T84">הראו דוגמה שבה </text:span><text:span text:style-name="T85">האלגוריתם </text:span><text:span text:style-name="T86">מסעיף א </text:span><text:span text:style-name="T85">לא עובד </text:span><text:span text:style-name="T84">(</text:span><text:span text:style-name="T85">לא מוצא שיבוץ הממקסם את סכום הערכים</text:span><text:span text:style-name="T84">).</text:span></text:p>
      <text:list xml:id="list1576699655" text:style-name="L8">
        <text:list-item>
          <text:p text:style-name="P45"><text:soft-page-break/><text:span text:style-name="T99">פתרון</text:span><text:span text:style-name="T98">: </text:span>הערך הממוצע של <text:span text:style-name="T91">מפרסם</text:span>j כששמים אותו במיקום k הוא<text:span text:style-name="T91"> הסתברות ההקלקה כפול הערך לקליק:</text:span></text:p>
        </text:list-item>
      </text:list>
      <text:p text:style-name="P37"><text:span text:style-name="T92">v</text:span><text:span text:style-name="T67">j</text:span>*r<text:span text:style-name="T72">j,k</text:span></text:p>
      <text:list xml:id="list2168695366" text:style-name="L9">
        <text:list-item>
          <text:p text:style-name="P41"><text:span text:style-name="T82">נניח שיש שני מפרסמים עם:</text:span></text:p>
        </text:list-item>
      </text:list>
      <text:p text:style-name="P38">v1=10, r11=0.9, r12=0.8; <text:s text:c="8"/>v2=5, <text:s/>r21=0.9, r22=0.1.</text:p>
      <text:list xml:id="list2755729893" text:style-name="L10">
        <text:list-item>
          <text:p text:style-name="P42"><text:span text:style-name="T82">האלגוריתם החמדני ישים את מפרסם 1 במיקום 1 ומפרסם 2 במיקום 2; <text:s text:c="2"/>סכום הערכים הוא 9.5.</text:span></text:p>
        </text:list-item>
        <text:list-item>
          <text:p text:style-name="P42"><text:span text:style-name="T82">אבל בשיבוץ ההפוך, סכוםו הערכים הוא 12.5.</text:span></text:p>
        </text:list-item>
      </text:list>
      <text:p text:style-name="P47"><text:span text:style-name="T84"/></text:p>
      <text:p text:style-name="P9">שאלה<text:span text:style-name="T12"> 3</text:span>: חשיפת מידע</text:p>
      <text:p text:style-name="P18"><text:span text:style-name="T31">מצאתם בעליית-הגג שלכם שרשרת אבני-חן ישנה, </text:span>ואתם מאד רוצים לדעת מה השווי שלה. השכן שלכם הוא מומחה <text:span text:style-name="T31">לאבני-חן </text:span>ויודע בדיוק מהו <text:span text:style-name="T31">שווי השרשרת</text:span>, אבל הוא לא רוצה להגיד לכם. הציעו מנגנון שיגרום לשכן שלכם לגלות לכם<text:span text:style-name="T30">, מרצונו החופשי,</text:span> את שווי<text:span text:style-name="T5">ה</text:span> <text:span text:style-name="T1">האמיתי של השרשרת</text:span>.</text:p>
      <text:list xml:id="list143049495773390" text:continue-list="list3089152699" text:style-name="L4">
        <text:list-item>
          <text:p text:style-name="P19"><text:span text:style-name="T8">פתרון</text:span><text:span text:style-name="T89">: בנג'י, רועי (והתשובה הכי מקורית - אור וגיא).</text:span></text:p>
        </text:list-item>
      </text:list>
      <text:p text:style-name="P10">שאלה<text:span text:style-name="T12"> 4</text:span>: <text:span text:style-name="T35">הקצאה אמיתית של מעונות סטודנטים</text:span></text:p>
      <text:p text:style-name="P12">משרד המעונות של האוניברסיטה מקצה מעונות לסטודנטים בעזרת האלגוריתם הבא:</text:p>
      <text:list xml:id="list800397367" text:style-name="L1">
        <text:list-item>
          <text:p text:style-name="P24">כל סטודנט רושם את שלושת סוגי המעונות שהוא הכי רוצה, לפי הסדר.</text:p>
        </text:list-item>
        <text:list-item>
          <text:p text:style-name="P24">המשרד מסדר את הסטודנטים לפי סדר עדיפות כלשהו (ותק, ציונים וכד').</text:p>
        </text:list-item>
        <text:list-item>
          <text:p text:style-name="P25">המשרד עובר על הסטודנטים לפי הסדר, ונותן לכל סטודנט את החדר הכי גבוה בדירוג שלו שעדיין זמין. אם כל השלושה לא זמינים, הסטודנט מקבל חדר זמין כלשהו באקראי.</text:p>
        </text:list-item>
      </text:list>
      <text:p text:style-name="P26">א. הוכיחו שהאלגוריתם אינו אמיתי.</text:p>
      <text:list xml:id="list798066130" text:style-name="L11">
        <text:list-item>
          <text:p text:style-name="P28"><text:span text:style-name="T8">פתרון</text:span><text:span text:style-name="T18">: </text:span><text:span text:style-name="T19">חן.</text:span></text:p>
        </text:list-item>
      </text:list>
      <text:p text:style-name="P26">ב. הוכיחו, שגם אם כל הסטודנטים מדווחים את ההעדפות האמיתיות שלהם, האלגוריתם אינו יעיל פארטו.</text:p>
      <text:list xml:id="list143051094681740" text:continue-numbering="true" text:style-name="L11">
        <text:list-item>
          <text:p text:style-name="P27"><text:span text:style-name="T8">פתרון</text:span><text:span text:style-name="T18">: </text:span><text:span text:style-name="T21">נניח שלכל הסטודנטים יש אותן שלוש העדפות ראשונות. מתישהו החדרים האלה יתמלאו. מכאן והלאה, כל הסטודנטים ישובצו באקראי, וזה ודאי לא יעיל פארטו (קל למצוא דוגמה).</text:span></text:p>
        </text:list-item>
      </text:list>
      <text:p text:style-name="P29"><text:span text:style-name="T35">ג. הציעו שיפור קטן לאלגוריתם, שיהפוך אותו לאמיתי וגם יעיל פארטו.</text:span></text:p>
      <text:list xml:id="list143049311029775" text:continue-numbering="true" text:style-name="L11">
        <text:list-item>
          <text:p text:style-name="P27"><text:span text:style-name="T8">פתרון</text:span><text:span text:style-name="T18">: </text:span><text:span text:style-name="T21">כל סטודנט ירשום את </text:span><text:span text:style-name="T11">כל </text:span><text:span text:style-name="T21">ההעדפות שלו לפי הסדר (לא רק 3).</text:span></text:p>
        </text:list-item>
        <text:list-item>
          <text:p text:style-name="P30"><text:span text:style-name="T44">האלגוריתם </text:span><text:span text:style-name="T43">אמיתי</text:span><text:span text:style-name="T14">: סדר הסטודנטים </text:span><text:span text:style-name="T22">קבוע מראש ול</text:span><text:span text:style-name="T14">א תלוי </text:span><text:span text:style-name="T22">בהעדפות. בהינתן הסדר הקבוע, החדר הטוב ביותר שהסטודנט יכול לקבל הוא החדר הטוב ביותר שעדיין זמין כשמגיע תורו. זה בדיוק מה שהאלגוריתם נותן לו כשהוא </text:span><text:span text:style-name="T14">אמיתי.</text:span></text:p>
        </text:list-item>
        <text:list-item>
          <text:p text:style-name="P31"><text:span text:style-name="T44">האלגוריתם יעיל פארטו בהנחה שההעדפות חזקות </text:span><text:span text:style-name="T23">(- סטודנטים לא אדישים בין חדרים)</text:span><text:span text:style-name="T14">: <text:s text:c="2"/>נניח </text:span><text:span text:style-name="T24">בשלילה </text:span><text:span text:style-name="T14">שיש שיפור פארטו. </text:span><text:span text:style-name="T25">נניח שהסטודנט הראשון (בסדר העדיפויות) שנהנה מהשיפור נמצא במקום k. </text:span><text:span text:style-name="T26">האלגוריתם נותן לו את החדר הטוב ביותר שעדיין זמין בזמן k, אבל בשיפור הוא מקבל חדר טוב יותר – </text:span><text:span text:style-name="T27">זה חייב להיות </text:span><text:span text:style-name="T26">חדר שכבר לא זמין בזמן k. נניח </text:span><text:span text:style-name="T27">שהחדר </text:span><text:span text:style-name="T26">נלקח בזמן </text:span><text:soft-page-break/><text:span text:style-name="T26">j&lt;k. </text:span><text:span text:style-name="T28">אז בשיפור, </text:span><text:span text:style-name="T26">סטודנט j מקבל חדר אחר. לפי ההנחה, j לא נהנה מהשיפור, </text:span><text:span text:style-name="T28">וההעדפות הן חזקות (אין אדישות), </text:span><text:span text:style-name="T26">ולכן j מפסיד – סתירה </text:span><text:span text:style-name="T29">לשיפור פארטו.</text:span></text:p>
        </text:list-item>
      </text:list>
      <text:p text:style-name="P29"><text:span text:style-name="T21"/></text:p>
      <text:p text:style-name="P51">שאלה<text:span text:style-name="T12"> 5</text:span>: <text:span text:style-name="T35">הקצאת אמיתית של זמן חישוב</text:span></text:p>
      <text:p text:style-name="P4">כמה אנשים מעוניינים להריץ תהליכים על <text:span text:style-name="T36">מחשב-על</text:span>. לכל אדם יש תהליך אחד. לכל תהליך יש זמן ריצה שונה. <text:span text:style-name="T37">מחשב-העל </text:span>יכול להריץ תהליך אחד בכל פעם. <text:span text:style-name="T38">המחשב </text:span>פעיל במשך זמן מסויים (נניח 10 שעות) אבל זמן-הריצה הכולל של כל התהליכים הוא גדול יותר, כך שלא כל התהליכים יוכלו לרוץ. מנהל המערכת רוצה לתזמן את התהליכים <text:span text:style-name="T39">(באופן סדרתי) </text:span>כך שמספר התהליכים הכולל יהיה הגדול ביותר.</text:p>
      <text:p text:style-name="P20"><text:span text:style-name="T90">כל אדם יודע מה זמן-הריצה של התהליך שלו (כמה דקות הוא צריך), אבל מנהל-המערכת אינו יודע את זמני הריצה של התהליכים. עיזרו למנהל-המערכת לפתח אלגוריתם </text:span><text:span text:style-name="T9">אמיתי</text:span><text:span text:style-name="T17">, שיגרום לכל אדם להצהיר על הזמן האמיתי של התהליך שלו, ויריץ את המספר הגדול ביותר של תהליכים במסגרת הזמן הקצוב.</text:span></text:p>
      <text:list xml:id="list143049637467567" text:continue-list="list143049495773390" text:style-name="L4">
        <text:list-item>
          <text:p text:style-name="P23"><text:span text:style-name="T59">פתרון</text:span><text:span text:style-name="T55">: </text:span><text:span text:style-name="T56">כל אדם מצהיר על אורך התהליך </text:span><text:span text:style-name="T57">שלו. האלגוריתם מסדר את התהליכים מהקצר לארוך, מריץ אותם לפי הסדר עד שנגמר הזמן, ו</text:span><text:span text:style-name="T60">עוצר כל תהליך כשנגמר הזמן שהוא הצהיר עליו</text:span><text:span text:style-name="T57">. <text:line-break/>ה</text:span><text:span text:style-name="T58">אלגוריתם</text:span><text:span text:style-name="T57"> אמיתי: מי שיצהיר על זמן קצר מדי – התועלת שלו תהיה אפס כי התהליך שלו לא יסתיים. מי שיצהיר על זמן ארוך מדי – עלול להפסיד כי ייתכן שלא ישבצו אותו. </text:span></text:p>
        </text:list-item>
      </text:list>
      <text:p text:style-name="Heading_20_2">שאלה <text:span text:style-name="T54">6:</text:span> <text:s/>עיצוב דף פירסום</text:p>
      <text:p text:style-name="P14">בדף-אינטרנט <text:span text:style-name="T51">מסויים אפשר </text:span>אפשר לשים <text:span text:style-name="T7">או </text:span>פירסומת אחת ארוכה, <text:span text:style-name="T7">או </text:span><text:span text:style-name="T51">שתי פרסומות קצרות.</text:span></text:p>
      <text:p text:style-name="P14">ישנם מספר מפרסמים המתחרים על מקום בדף. ההעדפות של כל מפרסם מיוצגות ע"י המחלקה:</text:p>
      <text:p text:style-name="P32">class Advertiser {</text:p>
      <text:p text:style-name="P32"><text:tab/>float <text:s/>longvalue; </text:p>
      <text:p text:style-name="P32"><text:s text:c="9"/>// כמה המפרסם מרויח (בשקלים) אם פרסומת ארוכה שלו מופיעה בדף</text:p>
      <text:p text:style-name="P32"><text:tab/>float shortvalue;</text:p>
      <text:p text:style-name="P32"><text:s text:c="9"/>// כמה המפרסם מרויח (בשקלים) אם פרסומת קצרה שלו מופיעה בדף</text:p>
      <text:p text:style-name="P32">};</text:p>
      <text:p text:style-name="P14">מפרסם שאינו מופיע בדף מרויח 0 שקלים. מנהלי האתר רוצים שהמפרסמים יהיו מרוצים - המטרה שלהם היא <text:span text:style-name="T14">למקסם את סכום רווחי המפרסמים</text:span>. עיזרו <text:span text:style-name="T49">להם </text:span>להחליט איזה פירסומות לשים באתר!</text:p>
      <text:p text:style-name="P13">א. כיתבו אלגוריתם, בעברית או בפסאודו-קוד, <text:span text:style-name="T14">המקבל כקלט את רשימת המפרסמים, ומחזיר כפלט:</text:span></text:p>
      <text:list xml:id="list2529346561" text:style-name="WWNum2">
        <text:list-item>
          <text:p text:style-name="P33">כמה פירסומות יהיו בעמוד (אחת או שתיים);</text:p>
        </text:list-item>
        <text:list-item>
          <text:p text:style-name="P33">איזה מפרסם/מפרסמים יופיעו בעמוד.</text:p>
        </text:list-item>
      </text:list>
      <text:p text:style-name="P13"><text:span text:style-name="T14">ב. </text:span><text:span text:style-name="T16">תכננו מכרז </text:span><text:span text:style-name="T14">הממקסם את סכום רווחי המפרסמים, וגם מעודד כל מפרסם לחשוף את הערכים <text:line-break/>longvalue, shortvalue <text:s/></text:span><text:span text:style-name="T6">האמיתיים <text:s/></text:span><text:span text:style-name="T14">שלו. <text:s text:c="2"/>המנגנון מקבל כקלט את רשימת המפרסמים, ומחזיר כפלט: כמה פירסומות יהיו בעמוד, איזה מפרסם/מפרסמים יופיעו בעמוד, ואיזה מחיר ישלם/ישלמו המפרסם/מפרסמים למנהל האתר (בשקלים).</text:span></text:p>
      <text:p text:style-name="P13"><text:span text:style-name="T43">הערה</text:span><text:span text:style-name="T14">: אם מפרסם מסויים מופיע בדף ומשלם מחיר, התועלת שלו היא הרווח מהפירסום פחות המחיר.</text:span></text:p>
      <text:p text:style-name="P14">ג. הדגימו את פעולת <text:span text:style-name="T50">המכרז </text:span>שכתבתם על הקלט הבא, ובו ארבעה מפרסמים:</text:p>
      <text:p text:style-name="P34">ad[0].longvalue=10; <text:s/>ad[0].shortvalue=8;</text:p>
      <text:p text:style-name="P34"><text:soft-page-break/>ad[1].longvalue=9; <text:s text:c="2"/>ad[1].shortvalue=1;</text:p>
      <text:p text:style-name="P34">ad[2].longvalue=8; <text:s text:c="2"/>ad[2].shortvalue=4;</text:p>
      <text:p text:style-name="P35"><text:span text:style-name="T74">ad[3].longvalue=7; <text:s text:c="2"/>ad[3].shortvalue=3;</text:span></text:p>
      <text:list xml:id="list143049200509598" text:continue-list="list143049637467567" text:style-name="L4">
        <text:list-item>
          <text:p text:style-name="P40"><text:span text:style-name="T46">פתרון</text:span><text:span text:style-name="T47">: </text:span><text:span text:style-name="T48">ראו פתרון בחינת מועד א ה'תשע"ח, שאלה 1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Symbol" svg:font-family="Symbol" style:font-charset="x-symbol"/>
    <style:font-face style:name="OpenSymbol2" svg:font-family="OpenSymbol" style:font-adornments="Regular" style:font-pitch="variable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Times New Roman" svg:font-family="'Times New Roman'" style:font-adornments="Regular" style:font-pitch="fixed"/>
    <style:font-face style:name="David CLM" svg:font-family="'David CLM'" style:font-pitch="variable"/>
    <style:font-face style:name="David CLM1" svg:font-family="'David CLM'" style:font-adornments="Regular" style:font-pitch="variable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Times New Roman1" svg:font-family="'Times New Roman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3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1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1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 style:shadow="none" style:writing-mode="rl-tb"/>
    </style:style>
    <style:style style:name="List" style:family="paragraph" style:parent-style-name="Text_20_body" style:class="list">
      <style:text-properties style:font-size-asian="12pt" style:font-name-complex="Nachlieli CLM2" style:font-family-complex="'Nachlieli CLM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achlieli CLM2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2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loext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Nachlieli CLM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/>
    <style:style style:name="Footnote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Numbering_20_Symbols" style:display-name="Numbering Symbol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Internet_20_Link" style:display-name="Internet Link" style:family="paragraph" style:default-outline-level="">
      <style:paragraph-properties fo:text-align="start" style:justify-single-word="false" fo:orphans="2" fo:widows="2" style:writing-mode="lr-tb"/>
      <style:text-properties fo:color="#000080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s" style:family="paragraph" style:default-outline-level="">
      <style:paragraph-properties fo:text-align="start" style:justify-single-word="false" fo:orphans="2" fo:widows="2" style:writing-mode="lr-tb"/>
      <style:text-properties style:font-name="OpenSymbol" fo:font-family="OpenSymbol, 'Arial Unicode M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Anchor" style:display-name="Footnote Anchor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Characters" style:display-name="Footnote Character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5f_1" style:display-name="Default_1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1" style:display-name="Title and Content~LT~Gliederung 1" style:family="paragraph" style:default-outline-level="">
      <style:paragraph-properties fo:margin-left="0in" fo:margin-right="0in" fo:margin-top="0.2165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 style:parent-style-name="Title_20_and_20_Content_7e_LT_7e_Gliederung_20_1" style:default-outline-level="">
      <style:paragraph-properties fo:margin-left="0in" fo:margin-right="0in" fo:margin-top="0.172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7e_LT_7e_Gliederung_20_3" style:display-name="Title and Content~LT~Gliederung 3" style:family="paragraph" style:parent-style-name="Title_20_and_20_Content_7e_LT_7e_Gliederung_20_2" style:default-outline-level="">
      <style:paragraph-properties fo:margin-left="0in" fo:margin-right="0in" fo:margin-top="0.129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4" style:display-name="Title and Content~LT~Gliederung 4" style:family="paragraph" style:parent-style-name="Title_20_and_20_Content_7e_LT_7e_Gliederung_20_3" style:default-outline-level="">
      <style:paragraph-properties fo:margin-left="0in" fo:margin-right="0in" fo:margin-top="0.0866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5" style:display-name="Title and Content~LT~Gliederung 5" style:family="paragraph" style:parent-style-name="Title_20_and_20_Content_7e_LT_7e_Gliederung_20_4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6" style:display-name="Title and Content~LT~Gliederung 6" style:family="paragraph" style:parent-style-name="Title_20_and_20_Content_7e_LT_7e_Gliederung_20_5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7" style:display-name="Title and Content~LT~Gliederung 7" style:family="paragraph" style:parent-style-name="Title_20_and_20_Content_7e_LT_7e_Gliederung_20_6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8" style:display-name="Title and Content~LT~Gliederung 8" style:family="paragraph" style:parent-style-name="Title_20_and_20_Content_7e_LT_7e_Gliederung_20_7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9" style:display-name="Title and Content~LT~Gliederung 9" style:family="paragraph" style:parent-style-name="Title_20_and_20_Content_7e_LT_7e_Gliederung_20_8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Titel" style:display-name="Title and Content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Notizen" style:display-name="Title and Conten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Hintergrundobjekte" style:display-name="Title and Conten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7e_LT_7e_Hintergrund" style:display-name="Title and Conten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Gliederung_20_1" style:display-name="Title and Content_~LT~Gliederung 1" style:family="paragraph" style:default-outline-level="">
      <style:paragraph-properties fo:margin-left="0in" fo:margin-right="0in" fo:margin-top="0.2165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Gliederung_20_2" style:display-name="Title and Content_~LT~Gliederung 2" style:family="paragraph" style:parent-style-name="Title_20_and_20_Content_5f__7e_LT_7e_Gliederung_20_1" style:default-outline-level="">
      <style:paragraph-properties fo:margin-left="0in" fo:margin-right="0in" fo:margin-top="0.172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5f__7e_LT_7e_Gliederung_20_3" style:display-name="Title and Content_~LT~Gliederung 3" style:family="paragraph" style:parent-style-name="Title_20_and_20_Content_5f__7e_LT_7e_Gliederung_20_2" style:default-outline-level="">
      <style:paragraph-properties fo:margin-left="0in" fo:margin-right="0in" fo:margin-top="0.129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4" style:display-name="Title and Content_~LT~Gliederung 4" style:family="paragraph" style:parent-style-name="Title_20_and_20_Content_5f__7e_LT_7e_Gliederung_20_3" style:default-outline-level="">
      <style:paragraph-properties fo:margin-left="0in" fo:margin-right="0in" fo:margin-top="0.0866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5" style:display-name="Title and Content_~LT~Gliederung 5" style:family="paragraph" style:parent-style-name="Title_20_and_20_Content_5f__7e_LT_7e_Gliederung_20_4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6" style:display-name="Title and Content_~LT~Gliederung 6" style:family="paragraph" style:parent-style-name="Title_20_and_20_Content_5f__7e_LT_7e_Gliederung_20_5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7" style:display-name="Title and Content_~LT~Gliederung 7" style:family="paragraph" style:parent-style-name="Title_20_and_20_Content_5f__7e_LT_7e_Gliederung_20_6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8" style:display-name="Title and Content_~LT~Gliederung 8" style:family="paragraph" style:parent-style-name="Title_20_and_20_Content_5f__7e_LT_7e_Gliederung_20_7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9" style:display-name="Title and Content_~LT~Gliederung 9" style:family="paragraph" style:parent-style-name="Title_20_and_20_Content_5f__7e_LT_7e_Gliederung_20_8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Titel" style:display-name="Title and Content_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Untertitel" style:display-name="Title and Content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Notizen" style:display-name="Title and Content_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Hintergrundobjekte" style:display-name="Title and Content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Hintergrund" style:display-name="Title and Content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ListLabel_20_325" style:display-name="ListLabel 325" style:family="text">
      <style:text-properties style:font-name-complex="OpenSymbol3" style:font-family-complex="OpenSymbol" style:font-family-generic-complex="system" style:font-pitch-complex="variable"/>
    </style:style>
    <style:style style:name="ListLabel_20_326" style:display-name="ListLabel 326" style:family="text">
      <style:text-properties style:font-name-complex="OpenSymbol3" style:font-family-complex="OpenSymbol" style:font-family-generic-complex="system" style:font-pitch-complex="variable"/>
    </style:style>
    <style:style style:name="ListLabel_20_327" style:display-name="ListLabel 327" style:family="text">
      <style:text-properties style:font-name-complex="OpenSymbol3" style:font-family-complex="OpenSymbol" style:font-family-generic-complex="system" style:font-pitch-complex="variable"/>
    </style:style>
    <style:style style:name="ListLabel_20_328" style:display-name="ListLabel 328" style:family="text">
      <style:text-properties style:font-name-complex="OpenSymbol3" style:font-family-complex="OpenSymbol" style:font-family-generic-complex="system" style:font-pitch-complex="variable"/>
    </style:style>
    <style:style style:name="ListLabel_20_329" style:display-name="ListLabel 329" style:family="text">
      <style:text-properties style:font-name-complex="OpenSymbol3" style:font-family-complex="OpenSymbol" style:font-family-generic-complex="system" style:font-pitch-complex="variable"/>
    </style:style>
    <style:style style:name="ListLabel_20_330" style:display-name="ListLabel 330" style:family="text">
      <style:text-properties style:font-name-complex="OpenSymbol3" style:font-family-complex="OpenSymbol" style:font-family-generic-complex="system" style:font-pitch-complex="variable"/>
    </style:style>
    <style:style style:name="ListLabel_20_331" style:display-name="ListLabel 331" style:family="text">
      <style:text-properties style:font-name-complex="OpenSymbol3" style:font-family-complex="OpenSymbol" style:font-family-generic-complex="system" style:font-pitch-complex="variable"/>
    </style:style>
    <style:style style:name="ListLabel_20_332" style:display-name="ListLabel 332" style:family="text">
      <style:text-properties style:font-name-complex="OpenSymbol3" style:font-family-complex="OpenSymbol" style:font-family-generic-complex="system" style:font-pitch-complex="variable"/>
    </style:style>
    <style:style style:name="ListLabel_20_333" style:display-name="ListLabel 333" style:family="text">
      <style:text-properties style:font-name-complex="OpenSymbol3" style:font-family-complex="OpenSymbol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2">
      <text:list-level-style-bullet text:level="1" text:style-name="ListLabel_20_325" style:num-suffix="" text:bullet-char="">
        <style:list-level-properties text:list-level-position-and-space-mode="label-alignment" fo:text-align="end">
          <style:list-level-label-alignment text:label-followed-by="listtab" text:list-tab-stop-position="0.5445in" fo:text-indent="-0.25in" fo:margin-left="0.5445in"/>
        </style:list-level-properties>
        <style:text-properties style:font-name="Symbol"/>
      </text:list-level-style-bullet>
      <text:list-level-style-bullet text:level="2" text:style-name="ListLabel_20_326" style:num-suffix="◦" text:bullet-char="◦">
        <style:list-level-properties text:list-level-position-and-space-mode="label-alignment" fo:text-align="end">
          <style:list-level-label-alignment text:label-followed-by="listtab" text:list-tab-stop-position="0.7945in" fo:text-indent="-0.25in" fo:margin-left="0.7945in"/>
        </style:list-level-properties>
        <style:text-properties style:font-name="OpenSymbol2"/>
      </text:list-level-style-bullet>
      <text:list-level-style-bullet text:level="3" text:style-name="ListLabel_20_327" style:num-suffix="▪" text:bullet-char="▪">
        <style:list-level-properties text:list-level-position-and-space-mode="label-alignment" fo:text-align="end">
          <style:list-level-label-alignment text:label-followed-by="listtab" text:list-tab-stop-position="1.0445in" fo:text-indent="-0.25in" fo:margin-left="1.0445in"/>
        </style:list-level-properties>
        <style:text-properties style:font-name="OpenSymbol2"/>
      </text:list-level-style-bullet>
      <text:list-level-style-bullet text:level="4" text:style-name="ListLabel_20_328" style:num-suffix="" text:bullet-char="">
        <style:list-level-properties text:list-level-position-and-space-mode="label-alignment" fo:text-align="end">
          <style:list-level-label-alignment text:label-followed-by="listtab" text:list-tab-stop-position="1.2945in" fo:text-indent="-0.25in" fo:margin-left="1.2945in"/>
        </style:list-level-properties>
        <style:text-properties style:font-name="Symbol"/>
      </text:list-level-style-bullet>
      <text:list-level-style-bullet text:level="5" text:style-name="ListLabel_20_329" style:num-suffix="◦" text:bullet-char="◦">
        <style:list-level-properties text:list-level-position-and-space-mode="label-alignment" fo:text-align="end">
          <style:list-level-label-alignment text:label-followed-by="listtab" text:list-tab-stop-position="1.5445in" fo:text-indent="-0.25in" fo:margin-left="1.5445in"/>
        </style:list-level-properties>
        <style:text-properties style:font-name="OpenSymbol2"/>
      </text:list-level-style-bullet>
      <text:list-level-style-bullet text:level="6" text:style-name="ListLabel_20_330" style:num-suffix="▪" text:bullet-char="▪">
        <style:list-level-properties text:list-level-position-and-space-mode="label-alignment" fo:text-align="end">
          <style:list-level-label-alignment text:label-followed-by="listtab" text:list-tab-stop-position="1.7945in" fo:text-indent="-0.25in" fo:margin-left="1.7945in"/>
        </style:list-level-properties>
        <style:text-properties style:font-name="OpenSymbol2"/>
      </text:list-level-style-bullet>
      <text:list-level-style-bullet text:level="7" text:style-name="ListLabel_20_331" style:num-suffix="" text:bullet-char="">
        <style:list-level-properties text:list-level-position-and-space-mode="label-alignment" fo:text-align="end">
          <style:list-level-label-alignment text:label-followed-by="listtab" text:list-tab-stop-position="2.0445in" fo:text-indent="-0.25in" fo:margin-left="2.0445in"/>
        </style:list-level-properties>
        <style:text-properties style:font-name="Symbol"/>
      </text:list-level-style-bullet>
      <text:list-level-style-bullet text:level="8" text:style-name="ListLabel_20_332" style:num-suffix="◦" text:bullet-char="◦">
        <style:list-level-properties text:list-level-position-and-space-mode="label-alignment" fo:text-align="end">
          <style:list-level-label-alignment text:label-followed-by="listtab" text:list-tab-stop-position="2.2945in" fo:text-indent="-0.25in" fo:margin-left="2.2945in"/>
        </style:list-level-properties>
        <style:text-properties style:font-name="OpenSymbol2"/>
      </text:list-level-style-bullet>
      <text:list-level-style-bullet text:level="9" text:style-name="ListLabel_20_333" style:num-suffix="▪" text:bullet-char="▪">
        <style:list-level-properties text:list-level-position-and-space-mode="label-alignment" fo:text-align="end">
          <style:list-level-label-alignment text:label-followed-by="listtab" text:list-tab-stop-position="2.5445in" fo:text-indent="-0.25in" fo:margin-left="2.5445in"/>
        </style:list-level-properties>
        <style:text-properties style:font-name="OpenSymbol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ברוך ה’ חונן הדעת</text:p>
      </style:header>
      <style:footer>
        <text:p text:style-name="MP2">- <text:page-number text:select-page="current">4</text:page-number><text:s/>-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4T18:18:28.350895855</meta:creation-date>
    <meta:generator>LibreOffice/6.1.5.2$Linux_X86_64 LibreOffice_project/10$Build-2</meta:generator>
    <dc:date>2019-04-10T14:30:39.538453733</dc:date>
    <meta:editing-duration>P11DT19H57M48S</meta:editing-duration>
    <meta:editing-cycles>1299</meta:editing-cycles>
    <meta:document-statistic meta:table-count="0" meta:image-count="0" meta:object-count="0" meta:page-count="4" meta:paragraph-count="73" meta:word-count="1066" meta:character-count="6041" meta:non-whitespace-character-count="4985"/>
  </office:meta>
</office:document-meta>
</file>